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eb0" officeooo:paragraph-rsid="00114eb0"/>
    </style:style>
    <style:style style:name="P2" style:family="paragraph" style:parent-style-name="Standard" style:list-style-name="L1">
      <style:text-properties officeooo:rsid="00114eb0" officeooo:paragraph-rsid="00114eb0"/>
    </style:style>
    <style:style style:name="P3" style:family="paragraph" style:parent-style-name="Standard" style:list-style-name="L2">
      <style:text-properties officeooo:rsid="00114eb0" officeooo:paragraph-rsid="00114eb0"/>
    </style:style>
    <style:style style:name="P4" style:family="paragraph" style:parent-style-name="Standard">
      <style:paragraph-properties fo:text-align="center" style:justify-single-word="false"/>
      <style:text-properties officeooo:rsid="00114eb0" officeooo:paragraph-rsid="00114eb0"/>
    </style:style>
    <style:style style:name="P5" style:family="paragraph" style:parent-style-name="Standard" style:list-style-name="L2">
      <style:text-properties officeooo:rsid="00122f60" officeooo:paragraph-rsid="00122f60"/>
    </style:style>
    <style:style style:name="P6" style:family="paragraph" style:parent-style-name="Standard" style:list-style-name="L2">
      <style:paragraph-properties fo:text-align="center" style:justify-single-word="false"/>
      <style:text-properties officeooo:rsid="00122f60" officeooo:paragraph-rsid="00122f60"/>
    </style:style>
    <style:style style:name="P7" style:family="paragraph" style:parent-style-name="Standard" style:list-style-name="L3">
      <style:text-properties officeooo:rsid="0012c358" officeooo:paragraph-rsid="0012c358"/>
    </style:style>
    <style:style style:name="P8" style:family="paragraph" style:parent-style-name="Standard" style:list-style-name="L3">
      <style:text-properties officeooo:rsid="0012f10e" officeooo:paragraph-rsid="0012f10e"/>
    </style:style>
    <style:style style:name="P9" style:family="paragraph" style:parent-style-name="Standard" style:list-style-name="L3">
      <style:text-properties officeooo:rsid="0014d24e" officeooo:paragraph-rsid="0014d24e"/>
    </style:style>
    <style:style style:name="T1" style:family="text">
      <style:text-properties officeooo:rsid="00122f60"/>
    </style:style>
    <style:style style:name="T2" style:family="text">
      <style:text-properties officeooo:rsid="0012f10e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g_post</text:p>
      <text:p text:style-name="P1">18 July 2017</text:p>
      <text:p text:style-name="P1"/>
      <text:p text:style-name="P1"/>
      <text:p text:style-name="P4"><text:tab/>Agile Software development</text:p>
      <text:p text:style-name="P1"/>
      <text:list xml:id="list5583690375264842992" text:style-name="L1">
        <text:list-item>
          <text:p text:style-name="P2">This is about team work</text:p>
        </text:list-item>
      </text:list>
      <text:list xml:id="list214491713439808938" text:style-name="L2">
        <text:list-item>
          <text:p text:style-name="P3">Programmers were trained by engineers</text:p>
        </text:list-item>
        <text:list-item>
          <text:p text:style-name="P3">That training dictated how they apporoched software development</text:p>
        </text:list-item>
        <text:list-item>
          <text:p text:style-name="P3">Bulding <text:s/>software development is like creating a work art,it requires <text:s/>creativity in design</text:p>
        </text:list-item>
        <text:list-item>
          <text:p text:style-name="P3">software development remains malleable</text:p>
        </text:list-item>
        <text:list-item>
          <text:p text:style-name="P3">The biggest problem <text:s/>with <text:s/>software dedelopment is changing requirement</text:p>
        </text:list-item>
        <text:list-item>
          <text:p text:style-name="P3"><text:s/>There are <text:s/>domains where requirement can’t change,but most project have changing requirement</text:p>
        </text:list-item>
        <text:list-item>
          <text:p text:style-name="P3">programmers must assume that they know everything,when asking <text:s/><text:span text:style-name="T1">questions it diffucult or slow <text:s/>the knowledge <text:s/>gap grows</text:span></text:p>
          <text:p text:style-name="P3"/>
          <text:p text:style-name="P6">METHODOLOG<text:span text:style-name="T2">y</text:span></text:p>
          <text:p text:style-name="P5"/>
        </text:list-item>
      </text:list>
      <text:list xml:id="list8131535365664050034" text:style-name="L3">
        <text:list-item>
          <text:p text:style-name="P7">These methods impose a displiciplined process upon software development with aim of making software development more predictable and more efficient</text:p>
        </text:list-item>
        <text:list-item>
          <text:p text:style-name="P8">Engineers work on a series of drawings <text:s/>that pricisely <text:s text:c="2"/>indicate <text:s/>what need <text:s/>to be buid and how these things need to be put together</text:p>
        </text:list-item>
        <text:list-item>
          <text:p text:style-name="P8">software development|: construction is so cheap <text:s/>as to be free</text:p>
        </text:list-item>
        <text:list-item>
          <text:p text:style-name="P8">In the software all the effort is design,and thus requires creative and talented people</text:p>
        </text:list-item>
        <text:list-item>
          <text:p text:style-name="P9">Have a goog plan <text:s/>before you create an software development like engineers <text:s/>before they build a house,bridge whatever they plan first</text:p>
        </text:list-item>
        <text:list-item>
          <text:p text:style-name="P9">The software <text:s/>is written without much underlying plan ,when system grows it difficult to addc new feartures</text:p>
        </text:list-item>
        <text:list-item>
          <text:p text:style-name="P9">Fundermental different activities:</text:p>
          <text:p text:style-name="P9">-Design: Which is difficult to predict</text:p>
          <text:p text:style-name="P9">-construction : which is esier to predict</text:p>
        </text:list-item>
        <text:list-item>
          <text:p text:style-name="P9">Whemn you have the design , <text:s/>then you can p[lan for constraction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7:45:15.162598243</meta:creation-date>
    <dc:date>2017-07-18T09:23:46.372569928</dc:date>
    <meta:editing-duration>PT15M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236" meta:character-count="1461" meta:non-whitespace-character-count="1248"/>
  </office:meta>
</office:document-meta>
</file>